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normal" fo:font-family="Calibri" style:font-family-asian="Calibri" style:font-family-complex="Calibri" fo:background-color="transparent" fo:color="#ff0000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normal" fo:font-family="Calibri" style:font-family-asian="Calibri" style:font-family-complex="Calibri" fo:background-color="transparent" fo:color="#004dbb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normal" fo:font-family="Calibri" style:font-family-asian="Calibri" style:font-family-complex="Calibri" fo:background-color="transparent" fo:color="#004dbb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normal" fo:font-family="Calibri" style:font-family-asian="Calibri" style:font-family-complex="Calibri" fo:background-color="transparent" fo:color="#004dbb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normal" fo:font-family="Calibri" style:font-family-asian="Calibri" style:font-family-complex="Calibri" fo:background-color="transparent" fo:color="#004dbb"/>
    </style:style>
    <style:style style:name="T1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Activité D2-1</text:span><text:span text:style-name="T2"/></text:p>
      <text:p text:style-name="P2"><text:span text:style-name="T3">1) Est ce que j'ai le droit d'utiliser un objet du web (texte, image, vidéo, etc) ? Comment je dois le citer ?</text:span><text:span text:style-name="T4"/></text:p>
      <text:p text:style-name="P2"><text:span text:style-name="T4">oui j’ai le droit d’utiliser un objet du web (text, image, vidéo, etc)<text:s text:c="2"/>en peut citer</text:span></text:p>
      <text:p text:style-name="P2"><text:span text:style-name="T4">Sur un blog ou un réseau social, en participant. A un forum .de discussion, en publiant un site chez un hébergeur ‘etc. </text:span></text:p>
      <text:p text:style-name="P2"><text:span text:style-name="T5">2) Quelles sont les règles de netiquette qu'un utilisateur devrait respecter dans une communication de personne à personne (courrier électronique, chat) ?</text:span><text:span text:style-name="T6"/></text:p>
      <text:p text:style-name="P2"><text:span text:style-name="T6">les règles netiquette qu’un utilisateur devrait respecter dans une communication de personne à personne :</text:span></text:p>
      <text:p text:style-name="P2"><text:span text:style-name="T6">-Il ne faut pas prendre délibérément l’identité d’une autre personne. </text:span></text:p>
      <text:p text:style-name="P2"><text:span text:style-name="T7">3) Quels sont les principaux dangers d'Internet ? Quels sont les techniques et les outils utilisés pour la sécurisation des réseaux ?</text:span><text:span text:style-name="T8"/></text:p>
      <text:p text:style-name="P2"><text:span text:style-name="T8">les principaux dangers d’internet :</text:span></text:p>
      <text:p text:style-name="P2"><text:span text:style-name="T8">-l’usurpation d’identité </text:span></text:p>
      <text:p text:style-name="P2"><text:span text:style-name="T8">- garder le mot de passe complexe</text:span></text:p>
      <text:p text:style-name="P2"><text:span text:style-name="T8">- détecter les tentatives de hameçonnage, ou phishing</text:span></text:p>
      <text:p text:style-name="P2"><text:span text:style-name="T8">- ne jamais mémoriser un mot de passe sur un ordinateur qu’on n’est pas le seul à utiliser.</text:span></text:p>
      <text:p text:style-name="P2"><text:span text:style-name="T9">4) Comment peut-on crypter un document et le signer électroniquement ? Quels avantages attendre de la signature numérique ? Quelles sont les autorités de certification?</text:span><text:span text:style-name="T10"/></text:p>
      <text:p text:style-name="P2"><text:span text:style-name="T11">les techniques et les outiles<text:s text:c="3"/>utilisés pour la sécurisation des réseaux : il existe deux façons d’ajouter automatiquement une signature à ses courriels on peut rédiger un texte qui s’ajoute a la fin du message ou joindre une carte de visite électronique. </text:span></text:p>
      <text:p text:style-name="P2"><text:span text:style-name="T11">- les avantages attires de la signature numérique </text:span></text:p>
      <text:p text:style-name="P2"><text:span text:style-name="T11">- garder le contrôle des informations publiées en particulier s’il sagit d’informations personnell </text:span></text:p>
      <text:p text:style-name="P2"><text:span text:style-name="T11">- les informations ne sont accessibles qu’à certaines personnes autorisées et par conséquent elle ne peuent pas être refeencées par les mouteurs de recherche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